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D27A297DF9A261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74cm, 4.004cm, 7.513cm, 1.65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89cm" svg:height="21.899cm" svg:x="0.892cm" svg:y="3.492cm">
          <draw:image xlink:href="Pictures/10000000000005E8000007E05D27A297DF9A261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7T13:25:11.841504863</dc:date>
    <meta:editing-duration>PT3M36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